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21.895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justify" fo:margin-left="0cm"/>
      <style:text-properties fo:font-size="9pt" style:font-size-asian="9pt" style:font-size-complex="9pt" fo:hyphenate="true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size="9pt" style:font-size-asian="9pt" style:font-size-complex="9pt" fo:hyphenate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Glossari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Termini</text:p>
          </table:table-cell>
          <table:table-cell table:style-name="ce3" office:value-type="string">
            <text:p>Definizione</text:p>
          </table:table-cell>
          <table:table-cell table:style-name="ce6" office:value-type="string">
            <text:p>Termini alternativi</text:p>
          </table:table-cell>
          <table:table-cell table:style-name="ce8" table:number-columns-repeated="1021"/>
        </table:table-row>
        <table:table-row table:style-name="ro2">
          <table:table-cell office:value-type="string">
            <text:p>Accezione</text:p>
          </table:table-cell>
          <table:table-cell office:value-type="string">
            <text:p>Entità cui si riferisce un'etichetta; ciascuna etichetta può avere diverse accezioni.</text:p>
          </table:table-cell>
          <table:table-cell table:number-columns-repeated="1022"/>
        </table:table-row>
        <table:table-row table:style-name="ro2">
          <table:table-cell office:value-type="string">
            <text:p>Accezione chiave</text:p>
          </table:table-cell>
          <table:table-cell office:value-type="string">
            <text:p>Accezione riferente un'entità identificata univocamente dall'etichetta corrispondente (etichetta primaria).</text:p>
          </table:table-cell>
          <table:table-cell table:number-columns-repeated="1022"/>
        </table:table-row>
        <table:table-row table:style-name="ro2">
          <table:table-cell office:value-type="string">
            <text:p>Accezione sinonimica</text:p>
          </table:table-cell>
          <table:table-cell office:value-type="string">
            <text:p>Accezione riferente un'entità di cui l'etichetta è sinonimo (etichetta secondaria).</text:p>
          </table:table-cell>
          <table:table-cell table:number-columns-repeated="1022"/>
        </table:table-row>
        <table:table-row table:style-name="ro2">
          <table:table-cell office:value-type="string">
            <text:p>Discussione</text:p>
          </table:table-cell>
          <table:table-cell office:value-type="string">
            <text:p>Flusso di contenuti creatosi a partire da un contenuto primo.</text:p>
          </table:table-cell>
          <table:table-cell table:number-columns-repeated="1022"/>
        </table:table-row>
        <table:table-row table:style-name="ro2">
          <table:table-cell office:value-type="string">
            <text:p>Contenuto</text:p>
          </table:table-cell>
          <table:table-cell/>
          <table:table-cell office:value-type="string">
            <text:p>Contenuto informativo</text:p>
          </table:table-cell>
          <table:table-cell table:number-columns-repeated="1021"/>
        </table:table-row>
        <table:table-row table:style-name="ro2">
          <table:table-cell office:value-type="string">
            <text:p>Dominio</text:p>
          </table:table-cell>
          <table:table-cell office:value-type="string">
            <text:p>Insieme di entità riferite in un dato istante dai contenuti della piattaforma (dominio tematico della piattaforma)</text:p>
          </table:table-cell>
          <table:table-cell table:number-columns-repeated="1022"/>
        </table:table-row>
        <table:table-row table:style-name="ro2">
          <table:table-cell office:value-type="string">
            <text:p>Entità</text:p>
          </table:table-cell>
          <table:table-cell office:value-type="string">
            <text:p>Elemento concreto o astratto appartenente al dominio tematico della piattaforma.</text:p>
          </table:table-cell>
          <table:table-cell table:number-columns-repeated="1022"/>
        </table:table-row>
        <table:table-row table:style-name="ro2">
          <table:table-cell office:value-type="string">
            <text:p>Etichetta</text:p>
          </table:table-cell>
          <table:table-cell office:value-type="string">
            <text:p>Stringa di lunghezza variabile (singola parola o breve espressione) caratterizzata da una o più accezioni referenti diverse entità del dominio.</text:p>
          </table:table-cell>
          <table:table-cell table:number-columns-repeated="1022"/>
        </table:table-row>
        <table:table-row table:style-name="ro2">
          <table:table-cell office:value-type="string">
            <text:p>Etichetta primaria</text:p>
          </table:table-cell>
          <table:table-cell office:value-type="string">
            <text:p>Stringa di lunghezza variabile che – rispetto ad una data accezione – identifica univocamente un'entità del dominio.</text:p>
          </table:table-cell>
          <table:table-cell table:number-columns-repeated="1022"/>
        </table:table-row>
        <table:table-row table:style-name="ro2">
          <table:table-cell office:value-type="string">
            <text:p>Etichetta secondaria</text:p>
          </table:table-cell>
          <table:table-cell office:value-type="string">
            <text:p>Stringa di lunghezza variabile che – rispetto ad una data accezione – identifica una forma sintattica alternativa per identificare un'entità del dominio.</text:p>
          </table:table-cell>
          <table:table-cell table:number-columns-repeated="1022"/>
        </table:table-row>
        <table:table-row table:style-name="ro2">
          <table:table-cell office:value-type="string">
            <text:p>Prospettive</text:p>
          </table:table-cell>
          <table:table-cell table:number-columns-repeated="1023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Glossario.A1:Glossario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00/00/0000</text:date>, <text:time style:data-style-name="N2" text:time-value="0000-00-00T09:03:42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</meta:initial-creator>
    <meta:creation-date>2012-09-24T09:39:52</meta:creation-date>
    <dc:date>2012-10-10T10:41:43</dc:date>
    <dc:creator>Nicola </dc:creator>
    <meta:editing-duration>PT26M35S</meta:editing-duration>
    <meta:editing-cycles>23</meta:editing-cycles>
    <meta:generator>LibreOffice/3.6$Linux_X86_64 LibreOffice_project/360m1$Build-102</meta:generator>
    <meta:document-statistic meta:table-count="1" meta:cell-count="24" meta:object-count="0"/>
  </office:meta>
</office:document-meta>
</file>